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style:language-asian="ja" style:country-asian="JP"/>
    </style:style>
    <style:style style:name="T6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soft-page-break/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><text:soft-page-break/></text:p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<text:soft-page-break/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soft-page-break/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soft-page-break/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/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soft-page-break/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3">#_ </text:span></text:p>
      <text:list xml:id="list7768173627937786249" text:style-name="L1">
        <text:list-item>
          <text:p text:style-name="P11">REVIEW </text:p>
        </text:list-item>
        <text:list-item>
          <text:p text:style-name="P11">TASK-1</text:p>
          <text:list>
            <text:list-item>
              <text:p text:style-name="P11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1"><text:span text:style-name="T3">#_ </text:span>“二酸化炭素 固定”</text:p>
                </text:list-item>
                <text:list-item>
                  <text:p text:style-name="P11">“<text:span text:style-name="T5">二酸化炭素 光合成 固定量</text:span>”</text:p>
                  <text:list>
                    <text:list-item>
                      <text:p text:style-name="P11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1">#1<text:tab/>“14kgです”</text:p>
                        </text:list-item>
                        <text:list-item>
                          <text:p text:style-name="P11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/>
            </text:list-item>
          </text:list>
        </text:list-item>
      </text:list>
      <text:p text:style-name="P4">[next]</text:p>
      <text:list xml:id="list863015879238003181" text:style-name="L2">
        <text:list-item>
          <text:p text:style-name="P12">TASK : q-1 (37#20_9~.[CO2].ods)</text:p>
        </text:list-item>
      </text:list>
      <text:p text:style-name="P4">[further]</text:p>
      <text:list xml:id="list3423067818174590157" text:style-name="L3">
        <text:list-header>
          <text:p text:style-name="P18"/>
        </text:list-header>
      </text:list>
      <text:p text:style-name="P10"><text:line-break/><text:soft-page-break/><text:span text:style-name="T4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3">#_ </text:span></text:p>
      <text:list xml:id="list409575092985811525" text:style-name="L9">
        <text:list-item>
          <text:p text:style-name="P13">REVIEW </text:p>
        </text:list-item>
        <text:list-item>
          <text:p text:style-name="P13">TASK-1 : q-1</text:p>
          <text:list>
            <text:list-item>
              <text:p text:style-name="P13">T-1.1<text:span text:style-name="T5">　</text:span></text:p>
              <text:list>
                <text:list-item>
                  <text:p text:style-name="P13">search : <text:span text:style-name="T5">植林 本数</text:span></text:p>
                </text:list-item>
                <text:list-item>
                  <text:p text:style-name="P13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5"><text:tab/>:d-1</text:span></text:p>
                  <text:list>
                    <text:list-item>
                      <text:p text:style-name="P13"><text:span text:style-name="T5">#1<text:tab/>“昭和62年春植における１ha当り植栽本数は”</text:span></text:p>
                    </text:list-item>
                    <text:list-item>
                      <text:p text:style-name="P13">==&gt;</text:p>
                    </text:list-item>
                  </text:list>
                </text:list-item>
                <text:list-item>
                  <text:p text:style-name="P13">search : <text:span text:style-name="T5">日本 自動車保有数</text:span> </text:p>
                  <text:list>
                    <text:list-item>
                      <text:p text:style-name="P13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3"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3">search : </text:p>
                  <text:list>
                    <text:list-item>
                      <text:p text:style-name="P13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3">search </text:p>
                  <text:list>
                    <text:list-item>
                      <text:p text:style-name="P13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3"><text:soft-page-break/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3">search : “<text:span text:style-name="T5">日本 CO2 内訳</text:span>”</text:p>
                  <text:list>
                    <text:list-item>
                      <text:p text:style-name="P13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3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/>
        </text:list-item>
      </text:list>
      <text:p text:style-name="P4"/>
      <text:p text:style-name="P4">[next]</text:p>
      <text:list xml:id="list4083020080143935586" text:style-name="L10">
        <text:list-item>
          <text:p text:style-name="P14">TASK : search</text:p>
          <text:list>
            <text:list-item>
              <text:p text:style-name="P16">https://duckduckgo.com/?ia=web<text:tab/>二酸化炭素 固定化</text:p>
            </text:list-item>
          </text:list>
        </text:list-item>
      </text:list>
      <text:p text:style-name="P4">[further]</text:p>
      <text:list xml:id="list9158768202966503913" text:style-name="L6">
        <text:list-item>
          <text:p text:style-name="P19"/>
        </text:list-item>
      </text:list>
      <text:p text:style-name="P10"><text:line-break/><text:span text:style-name="T4">[/ XXX] 20200429_142524</text:span></text:p>
      <text:p text:style-name="P10"/>
      <text:p text:style-name="P4"><text:span text:style-name="T6">@@@</text:span></text:p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XXX</text:p>
      <text:p text:style-name="P4"/>
      <text:p text:style-name="P4">[do] <text:span text:style-name="T3">#_ </text:span></text:p>
      <text:list xml:id="list775682384453509137" text:style-name="L11">
        <text:list-item>
          <text:p text:style-name="P15">REVIEW </text:p>
        </text:list-item>
        <text:list-item>
          <text:p text:style-name="P15">TASK-1</text:p>
        </text:list-item>
        <text:list-item>
          <text:p text:style-name="P15">T-1.1</text:p>
        </text:list-item>
        <text:list-item>
          <text:p text:style-name="P15"><text:soft-page-break/></text:p>
        </text:list-item>
      </text:list>
      <text:p text:style-name="P4"/>
      <text:p text:style-name="P4">[next]</text:p>
      <text:list xml:id="list877407793556286375" text:style-name="L12">
        <text:list-item>
          <text:p text:style-name="P22">TASK</text:p>
        </text:list-item>
      </text:list>
      <text:p text:style-name="P4">[further]</text:p>
      <text:list xml:id="list8096463902218363446" text:style-name="L13">
        <text:list-item>
          <text:p text:style-name="P23"/>
        </text:list-item>
      </text:list>
      <text:p text:style-name="P10"><text:line-break/><text:span text:style-name="T4">[/ XXX] </text:span></text:p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 23_X / 37. miscs / 23. CO2 / XXX</text:p>
      <text:p text:style-name="P4"/>
      <text:p text:style-name="P4">[do] <text:span text:style-name="T3">#_ </text:span></text:p>
      <text:list xml:id="list34466981" text:continue-list="list775682384453509137" text:style-name="L11">
        <text:list-item>
          <text:p text:style-name="P15">REVIEW </text:p>
        </text:list-item>
        <text:list-item>
          <text:p text:style-name="P15">TASK-1</text:p>
        </text:list-item>
        <text:list-item>
          <text:p text:style-name="P15">T-1.1</text:p>
        </text:list-item>
        <text:list-item>
          <text:p text:style-name="P15"/>
        </text:list-item>
      </text:list>
      <text:p text:style-name="P4"/>
      <text:p text:style-name="P4">[next]</text:p>
      <text:list xml:id="list538177315712283568" text:style-name="L7">
        <text:list-item>
          <text:p text:style-name="P20">TASK</text:p>
        </text:list-item>
      </text:list>
      <text:p text:style-name="P4">[further]</text:p>
      <text:list xml:id="list7365922698551971588" text:style-name="L8">
        <text:list-item>
          <text:p text:style-name="P21"/>
        </text:list-item>
      </text:list>
      <text:p text:style-name="P10"><text:line-break/><text:span text:style-name="T4">[/ XXX] </text:span></text:p>
      <text:p text:style-name="P10"><text:soft-page-break/></text:p>
      <text:p text:style-name="P6"/>
      <text:p text:style-name="P4">/ <text:span text:style-name="T2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<text:soft-page-break/>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pushd "C:\Users\iwabuchiken\Desktop\shortcuts_docs" &amp;&amp; git add -A &amp;&amp; git commit -m ^"(res : JVE_37#23 : CO2) periodical updates^" &amp;&amp; e &amp;&amp; git push origin master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4-29T14:25:28.54</dc:date>
    <dc:creator>iwabuchi ken</dc:creator>
    <meta:editing-duration>PT1H28M52S</meta:editing-duration>
    <meta:editing-cycles>20</meta:editing-cycles>
    <meta:generator>OpenOffice/4.1.3$Win32 OpenOffice.org_project/413m1$Build-9783</meta:generator>
    <meta:document-statistic meta:table-count="1" meta:image-count="0" meta:object-count="0" meta:page-count="12" meta:paragraph-count="212" meta:word-count="1111" meta:character-count="6816"/>
  </office:meta>
</office:document-meta>
</file>